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f509" officeooo:paragraph-rsid="0010f509"/>
    </style:style>
    <style:style style:name="P2" style:family="paragraph" style:parent-style-name="Standard">
      <style:text-properties officeooo:rsid="001401dc" officeooo:paragraph-rsid="001401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 R You?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6T12:22:38.733865365</meta:creation-date>
    <dc:date>2014-05-27T09:51:08.018505660</dc:date>
    <meta:editing-duration>P0D</meta:editing-duration>
    <meta:editing-cycles>4</meta:editing-cycles>
    <meta:generator>LibreOffice/4.2.3.3$Linux_X86_64 LibreOffice_project/420m0$Build-3</meta:generator>
    <meta:document-statistic meta:table-count="0" meta:image-count="0" meta:object-count="0" meta:page-count="1" meta:paragraph-count="1" meta:word-count="3" meta:character-count="10" meta:non-whitespace-character-count="8"/>
  </office:meta>
</office:document-meta>
</file>